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" officeooo:rsid="0009c8b5" officeooo:paragraph-rsid="0009c8b5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" officeooo:rsid="0009c8b5" officeooo:paragraph-rsid="0028c6f9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" officeooo:rsid="001ea442" officeooo:paragraph-rsid="001ea44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officeooo:rsid="001ea442" officeooo:paragraph-rsid="001ea442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officeooo:rsid="001ea442" officeooo:paragraph-rsid="001f08c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font-style="normal" officeooo:rsid="0023c4a0" officeooo:paragraph-rsid="001f08c9" style:font-style-asian="normal" style:font-style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font-style="normal" officeooo:rsid="0023e05d" officeooo:paragraph-rsid="001f08c9" style:font-style-asian="normal" style:font-style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font-style="normal" officeooo:rsid="00248ed3" officeooo:paragraph-rsid="001f08c9" style:font-style-asian="normal" style:font-style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font-style="normal" officeooo:rsid="0028c6f9" officeooo:paragraph-rsid="001f08c9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font-style="italic" officeooo:rsid="001ea442" officeooo:paragraph-rsid="001f08c9" style:font-style-asian="italic" style:font-style-complex="italic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f08c9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fo:font-style="italic" officeooo:rsid="001ea442" officeooo:paragraph-rsid="001f08c9" style:font-style-asian="italic" style:font-style-complex="italic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officeooo:rsid="001ea442" officeooo:paragraph-rsid="001f08c9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ahoma" officeooo:rsid="001ea442" officeooo:paragraph-rsid="001ea44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c4a0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4c527"/>
    </style:style>
    <style:style style:name="T5" style:family="text">
      <style:text-properties officeooo:rsid="001f8af2"/>
    </style:style>
    <style:style style:name="T6" style:family="text">
      <style:text-properties officeooo:rsid="00211261"/>
    </style:style>
    <style:style style:name="T7" style:family="text">
      <style:text-properties officeooo:rsid="0023969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3c4a0" style:font-style-asian="normal" style:font-style-complex="normal"/>
    </style:style>
    <style:style style:name="T10" style:family="text">
      <style:text-properties fo:font-style="normal" officeooo:rsid="0023e05d" style:font-style-asian="normal" style:font-style-complex="normal"/>
    </style:style>
    <style:style style:name="T11" style:family="text">
      <style:text-properties fo:font-style="normal" officeooo:rsid="00258fb4" style:font-style-asian="normal" style:font-style-complex="normal"/>
    </style:style>
    <style:style style:name="T12" style:family="text">
      <style:text-properties fo:font-style="normal" officeooo:rsid="002618ee" style:font-style-asian="normal" style:font-style-complex="normal"/>
    </style:style>
    <style:style style:name="T13" style:family="text">
      <style:text-properties fo:font-style="normal" officeooo:rsid="002770e6" style:font-style-asian="normal" style:font-style-complex="normal"/>
    </style:style>
    <style:style style:name="T14" style:family="text">
      <style:text-properties fo:font-style="normal" officeooo:rsid="0028c6f9" style:font-style-asian="normal" style:font-style-complex="normal"/>
    </style:style>
    <style:style style:name="T15" style:family="text">
      <style:text-properties fo:font-style="normal" officeooo:rsid="002c259d" style:font-style-asian="normal" style:font-style-complex="normal"/>
    </style:style>
    <style:style style:name="T16" style:family="text">
      <style:text-properties fo:font-style="normal" officeooo:rsid="002d983d" style:font-style-asian="normal" style:font-style-complex="normal"/>
    </style:style>
    <style:style style:name="T17" style:family="text">
      <style:text-properties fo:font-style="normal" officeooo:rsid="002f8d02" style:font-style-asian="normal" style:font-style-complex="normal"/>
    </style:style>
    <style:style style:name="T18" style:family="text">
      <style:text-properties fo:font-style="normal" officeooo:rsid="00312534" style:font-style-asian="normal" style:font-style-complex="normal"/>
    </style:style>
    <style:style style:name="T19" style:family="text">
      <style:text-properties fo:font-style="normal" officeooo:rsid="00344874" style:font-style-asian="normal" style:font-style-complex="normal"/>
    </style:style>
    <style:style style:name="T20" style:family="text">
      <style:text-properties fo:font-style="normal" officeooo:rsid="00360585" style:font-style-asian="normal" style:font-style-complex="normal"/>
    </style:style>
    <style:style style:name="T21" style:family="text">
      <style:text-properties officeooo:rsid="0023e05d"/>
    </style:style>
    <style:style style:name="T22" style:family="text">
      <style:text-properties officeooo:rsid="00240184"/>
    </style:style>
    <style:style style:name="T23" style:family="text">
      <style:text-properties officeooo:rsid="00248ed3"/>
    </style:style>
    <style:style style:name="T24" style:family="text">
      <style:text-properties officeooo:rsid="0024c527"/>
    </style:style>
    <style:style style:name="T25" style:family="text">
      <style:text-properties officeooo:rsid="0025052e"/>
    </style:style>
    <style:style style:name="T26" style:family="text">
      <style:text-properties officeooo:rsid="00258fb4"/>
    </style:style>
    <style:style style:name="T27" style:family="text">
      <style:text-properties style:font-name="Tahoma" fo:font-style="normal" officeooo:rsid="001ea442" style:font-style-asian="normal" style:font-style-complex="normal"/>
    </style:style>
    <style:style style:name="T28" style:family="text">
      <style:text-properties style:font-name="Tahoma" fo:font-style="normal" officeooo:rsid="00258fb4" style:font-style-asian="normal" style:font-style-complex="normal"/>
    </style:style>
    <style:style style:name="T29" style:family="text">
      <style:text-properties officeooo:rsid="002618ee"/>
    </style:style>
    <style:style style:name="T30" style:family="text">
      <style:text-properties officeooo:rsid="0028053b"/>
    </style:style>
    <style:style style:name="T31" style:family="text">
      <style:text-properties officeooo:rsid="0028c6f9"/>
    </style:style>
    <style:style style:name="T32" style:family="text">
      <style:text-properties officeooo:rsid="001ea442"/>
    </style:style>
    <style:style style:name="T33" style:family="text">
      <style:text-properties officeooo:rsid="002a618b"/>
    </style:style>
    <style:style style:name="T34" style:family="text">
      <style:text-properties officeooo:rsid="002b2d6f"/>
    </style:style>
    <style:style style:name="T35" style:family="text">
      <style:text-properties officeooo:rsid="002b3270"/>
    </style:style>
    <style:style style:name="T36" style:family="text">
      <style:text-properties officeooo:rsid="002c259d"/>
    </style:style>
    <style:style style:name="T37" style:family="text">
      <style:text-properties officeooo:rsid="002d983d"/>
    </style:style>
    <style:style style:name="T38" style:family="text">
      <style:text-properties officeooo:rsid="002f8d02"/>
    </style:style>
    <style:style style:name="T39" style:family="text">
      <style:text-properties officeooo:rsid="0031534f"/>
    </style:style>
    <style:style style:name="T40" style:family="text">
      <style:text-properties officeooo:rsid="0032e01b"/>
    </style:style>
    <style:style style:name="T41" style:family="text">
      <style:text-properties officeooo:rsid="00360585"/>
    </style:style>
    <style:style style:name="T42" style:family="text">
      <style:text-properties officeooo:rsid="0036b649"/>
    </style:style>
    <style:style style:name="T43" style:family="text">
      <style:text-properties officeooo:rsid="00382384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dre1" text:anchor-type="paragraph" svg:x="2.424cm" svg:y="-0.138cm" svg:width="12.663cm" draw:z-index="0"><draw:text-box fo:min-height="0.908cm"><text:p text:style-name="P1">U<text:span text:style-name="T5">SER STORIES – </text:span><text:span text:style-name="T31">Page de connexion</text:span></text:p></draw:text-box></draw:frame></text:p>
      <text:p text:style-name="P3"/>
      <text:p text:style-name="P4"/>
      <text:p text:style-name="P4"><text:span text:style-name="T4">1 - </text:span><text:span text:style-name="T3">Connexion </text:span>:</text:p>
      <text:p text:style-name="P4">- <text:span text:style-name="T6">e</text:span>n tant qu’<text:span text:style-name="T6">utilisateur inscrit sur l’application, soit élève soit bénévole,</text:span></text:p>
      <text:p text:style-name="P4">- <text:span text:style-name="T6">j</text:span>e veux <text:span text:style-name="T6">saisir mon identifiant et mon mot de passe pour me connecter à mon compte</text:span></text:p>
      <text:p text:style-name="P4">- <text:span text:style-name="T6">a</text:span>fin d’<text:span text:style-name="T6">accéder aux fonctionnalités de l’application</text:span></text:p>
      <text:p text:style-name="P4"/>
      <text:p text:style-name="P5"><text:span text:style-name="T1">Critères d’acceptation</text:span> : </text:p>
      <text:p text:style-name="P5">- <text:span text:style-name="T6">l’identifiant et le mot de passe de l’utilisateur doivent être corrects</text:span></text:p>
      <text:p text:style-name="P5">- <text:span text:style-name="T6">en cas de succès l’utilisateur </text:span><text:span text:style-name="T23">doit </text:span><text:span text:style-name="T6">est redirigé vers le tableau de bord</text:span></text:p>
      <text:p text:style-name="P5">- <text:span text:style-name="T6">en cas d’erreur un message </text:span><text:span text:style-name="T23">doit </text:span><text:span text:style-name="T6">s’affiche</text:span><text:span text:style-name="T23">r</text:span><text:span text:style-name="T6"> (identifiant</text:span><text:span text:style-name="T23">s</text:span><text:span text:style-name="T6"> incorrect</text:span><text:span text:style-name="T23">s</text:span><text:span text:style-name="T6"> ou mot de passe incorrect)</text:span></text:p>
      <text:p text:style-name="P4"/>
      <text:p text:style-name="P4"><text:span text:style-name="T4">2 - </text:span><text:span text:style-name="T3">Création de compte</text:span> :</text:p>
      <text:p text:style-name="P4">- <text:span text:style-name="T6">e</text:span>n tant qu’<text:span text:style-name="T6">utilisateur non inscrit sur l’application,</text:span></text:p>
      <text:p text:style-name="P4">- <text:span text:style-name="T6">j</text:span>e veux ê<text:span text:style-name="T6">tre redirigé vers une page de formulaire pour la création de mon compte</text:span></text:p>
      <text:p text:style-name="P4">- <text:span text:style-name="T6">a</text:span>fin de <text:span text:style-name="T6">saisir mes informations </text:span><text:span text:style-name="T23">personnelles </text:span><text:span text:style-name="T6">et</text:span> <text:span text:style-name="T6">pouvoir créer mon compte</text:span></text:p>
      <text:p text:style-name="P4"/>
      <text:p text:style-name="P5"><text:span text:style-name="T1">Critères d’acceptation</text:span> :</text:p>
      <text:p text:style-name="P5">- <text:span text:style-name="T6">le formulaire doit comporter tous les champs nécessaires pour créer un compte</text:span></text:p>
      <text:p text:style-name="P5">- <text:span text:style-name="T6">une fois </text:span><text:span text:style-name="T23">envoyé,</text:span><text:span text:style-name="T6"> le formulaire doit être validé </text:span><text:span text:style-name="T23">(informations personnelles correctes)</text:span></text:p>
      <text:p text:style-name="P5">- <text:span text:style-name="T6">l’utilisateur reçoit une validation de la création de son compte par mail ou par </text:span><text:span text:style-name="T23">SMS</text:span><text:span text:style-name="T6"> pour une double authentification</text:span></text:p>
      <text:p text:style-name="P4"/>
      <text:p text:style-name="P4"><text:span text:style-name="T4">3 - </text:span><text:span text:style-name="T3">Récupération de mot de passe</text:span> :</text:p>
      <text:p text:style-name="P4">- <text:span text:style-name="T6">e</text:span>n tant qu ‘<text:span text:style-name="T6">utilisateur qui a oublié son mot de passe,</text:span></text:p>
      <text:p text:style-name="P4">- <text:span text:style-name="T6">j</text:span>e veux <text:span text:style-name="T6">saisir mon adresse e-mail pour recevoir un lien de réinitialisation de mon mot de passe</text:span></text:p>
      <text:p text:style-name="P4">- <text:span text:style-name="T6">a</text:span>fin de <text:span text:style-name="T6">définir un nouveau mot de passe</text:span></text:p>
      <text:p text:style-name="P4"/>
      <text:p text:style-name="P4"><text:span text:style-name="T1">Critères d’acceptation</text:span> :</text:p>
      <text:p text:style-name="P4">- <text:span text:style-name="T6">le système doit reconnaître l’adresse mail et envoyer le lien de réinitialisation</text:span></text:p>
      <text:p text:style-name="P4">- <text:span text:style-name="T6">l’utilisateur doit pouvoir définir un nouveau mot de passe avec des critères précis de validation</text:span></text:p>
      <text:p text:style-name="P4">- <text:span text:style-name="T6">un message de confirmation doit s’afficher pour validation une fois le mot de passe réinitialisé correctement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Cadre2" text:anchor-type="paragraph" svg:x="2.424cm" svg:y="-0.138cm" svg:width="12.663cm" draw:z-index="1"><draw:text-box fo:min-height="0.908cm"><text:p text:style-name="P2">U<text:span text:style-name="T5">SER STORIES - </text:span><text:span text:style-name="T32">Tableau de bord</text:span></text:p></draw:text-box></draw:frame><text:soft-page-break/></text:p>
      <text:p text:style-name="P4"/>
      <text:p text:style-name="P4"/>
      <text:p text:style-name="P4"><text:span text:style-name="T4">4 - </text:span><text:span text:style-name="T3">To-do-list</text:span> :</text:p>
      <text:p text:style-name="P4">- En tant qu’<text:span text:style-name="T7">utilisateur connecté </text:span><text:span text:style-name="T22">sur le tableau de bord</text:span><text:span text:style-name="T7">,</text:span></text:p>
      <text:p text:style-name="P4">- Je veux <text:span text:style-name="T7">voir ma liste des tâches avec les différents états d’avancement et un lien direct vers la page de gestion des tâches</text:span></text:p>
      <text:p text:style-name="P4">- Afin d’<text:span text:style-name="T7">avoir une vue d’ensemble de mes tâches pour m’organiser efficacement</text:span></text:p>
      <text:p text:style-name="P4"/>
      <text:p text:style-name="P5"><text:span text:style-name="T1">Critères d’acceptatio</text:span><text:span text:style-name="T2">n </text:span><text:span text:style-name="T9">:</text:span></text:p>
      <text:p text:style-name="P6">- l’affichage de l’ensemble de mes tâches avec des options pour les éditer ou modifier leur état d’avancement</text:p>
      <text:p text:style-name="P6">- les liens de chaque tâche vers la page dédiée de gestion des tâches doivent fonctionner correctement</text:p>
      <text:p text:style-name="P10"><text:s/></text:p>
      <text:p text:style-name="P4"><text:span text:style-name="T4">5 - </text:span><text:span text:style-name="T3">Liste des prochains événements</text:span> :</text:p>
      <text:p text:style-name="P4">- En tant qu’<text:span text:style-name="T21">utilisateur </text:span><text:span text:style-name="T22">connecté sur le tableau de bord</text:span><text:span text:style-name="T21">,</text:span></text:p>
      <text:p text:style-name="P4">- Je veux <text:span text:style-name="T21">accéder aux prochains événements et rendez-vous</text:span></text:p>
      <text:p text:style-name="P4">- Afin de <text:span text:style-name="T21">ne manquer aucun événement important</text:span></text:p>
      <text:p text:style-name="P4"/>
      <text:p text:style-name="P10">Critères d’acceptation <text:span text:style-name="T8">:</text:span></text:p>
      <text:p text:style-name="P10"><text:span text:style-name="T8">- </text:span><text:span text:style-name="T10">les événements doivent être organisés avec le titre, la date et l’heure et un lien pour ouvrir le calendrier</text:span></text:p>
      <text:p text:style-name="P7">- pouvoir ajouter ou modifier des événements facilement</text:p>
      <text:p text:style-name="P4"/>
      <text:p text:style-name="P4"><text:span text:style-name="T4">6 - </text:span><text:span text:style-name="T3">Compteur de messages non lus</text:span> :</text:p>
      <text:p text:style-name="P4">- En tant qu’<text:span text:style-name="T21">utilisateur </text:span><text:span text:style-name="T22">connecté sur le tableau de bord</text:span><text:span text:style-name="T21">, </text:span></text:p>
      <text:p text:style-name="P4">- Je veux <text:span text:style-name="T21">voir le nombre de messages non lus</text:span></text:p>
      <text:p text:style-name="P4">- Afin d’<text:span text:style-name="T21">accéder rapidement et facilement à ma messagerie</text:span></text:p>
      <text:p text:style-name="P4"/>
      <text:p text:style-name="P5"><text:span text:style-name="T1">Critères d’acceptation</text:span> :</text:p>
      <text:p text:style-name="P5">- <text:span text:style-name="T21">le compteur de messages doit être mis à jour en temps réel</text:span></text:p>
      <text:p text:style-name="P5">- <text:span text:style-name="T21">au clic, l’utilisateur doit être redirigé vers l’interface de cha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Cadre3" text:anchor-type="paragraph" svg:x="2.424cm" svg:y="-0.138cm" svg:width="12.663cm" draw:z-index="2"><draw:text-box fo:min-height="0.908cm"><text:p text:style-name="P2">U<text:span text:style-name="T5">SER STORIES - </text:span><text:span text:style-name="T32">Interface de chat</text:span></text:p></draw:text-box></draw:frame><text:soft-page-break/></text:p>
      <text:p text:style-name="P4"/>
      <text:p text:style-name="P3"/>
      <text:p text:style-name="P4"><text:span text:style-name="T4">7 - </text:span><text:span text:style-name="T3">Envoi / Réception de messages</text:span> :</text:p>
      <text:p text:style-name="P4">- En tant qu’<text:span text:style-name="T7">utilisateur </text:span><text:span text:style-name="T23">connecté </text:span><text:span text:style-name="T22">sur l’interface de chat</text:span><text:span text:style-name="T7">, </text:span></text:p>
      <text:p text:style-name="P4">- Je veux <text:span text:style-name="T23">envoyer et recevoir des messages en temps réel</text:span></text:p>
      <text:p text:style-name="P4">- Afin de <text:span text:style-name="T23">communiquer efficacement avec les élèves ou les bénévoles</text:span></text:p>
      <text:p text:style-name="P4"/>
      <text:p text:style-name="P10">Critères d’acceptation <text:span text:style-name="T8">:</text:span></text:p>
      <text:p text:style-name="P8">- le<text:span text:style-name="T30">s délais d’envoi et de réception des messages doivent être courts</text:span></text:p>
      <text:p text:style-name="P8">- <text:span text:style-name="T30">l’utilisateur doit pouvoir ajouter des pièces jointes</text:span></text:p>
      <text:p text:style-name="P8">- <text:span text:style-name="T30">une confirmation doit apparaître avant l’envoi du message</text:span></text:p>
      <text:p text:style-name="P4"/>
      <text:p text:style-name="P4"><text:span text:style-name="T4">8 - </text:span><text:span text:style-name="T3">Accès à l’historique des conversations</text:span> :</text:p>
      <text:p text:style-name="P4">- En tant qu’<text:span text:style-name="T25">utilisateur connecté sur l’interface de chat, </text:span></text:p>
      <text:p text:style-name="P4">- Je veux <text:span text:style-name="T30">avoir accès facilement aux messages précédemment envoyés ou reçus</text:span></text:p>
      <text:p text:style-name="P4">- Afin d’<text:span text:style-name="T30">avoir un </text:span><text:span text:style-name="T31">suivi</text:span><text:span text:style-name="T30"> de </text:span><text:span text:style-name="T31">mes échanges avec mes contacts</text:span></text:p>
      <text:p text:style-name="P4"/>
      <text:p text:style-name="P10">Critères d’acceptation <text:span text:style-name="T8">:</text:span></text:p>
      <text:p text:style-name="P10"><text:span text:style-name="T8">- </text:span><text:span text:style-name="T14">l’utilisateur doit pouvoir consulter l’historique sur une période donnée (60 ou 90 jours)</text:span></text:p>
      <text:p text:style-name="P9">- l’interface doit permettre une certaine fluidité lors de la consultation de l’historique</text:p>
      <text:p text:style-name="P4"/>
      <text:p text:style-name="P4"><text:span text:style-name="T4">9 - </text:span><text:span text:style-name="T3">Gestion des contacts</text:span> :</text:p>
      <text:p text:style-name="P4">- En tant qu’<text:span text:style-name="T24">utilisateur connecté sur l’interface de chat,</text:span></text:p>
      <text:p text:style-name="P4">- Je veux <text:span text:style-name="T24">pouvoir ajouter ou retirer des contacts de ma liste</text:span></text:p>
      <text:p text:style-name="P4">- Afin de <text:span text:style-name="T25">conserver </text:span><text:span text:style-name="T29">uniquement </text:span><text:span text:style-name="T25">les contacts qui répondent à mon besoin</text:span></text:p>
      <text:p text:style-name="P4"/>
      <text:p text:style-name="P10">Critères d’acceptation </text:p>
      <text:p text:style-name="P10"><text:span text:style-name="T8">- </text:span><text:span text:style-name="T12">l’ajout doit pouvoir se faire avec l’e-mail ou l’identifiant de l’utilisateur à ajouter</text:span></text:p>
      <text:p text:style-name="P10"><text:span text:style-name="T12">- un message de confirmation doit apparaître </text:span><text:span text:style-name="T13">à</text:span><text:span text:style-name="T12"> l’ajout d’un contact</text:span></text:p>
      <text:p text:style-name="P10"><text:span text:style-name="T12">- </text:span><text:span text:style-name="T13">un message d’avertissement doit apparaître à la suppression d’un contact</text:span></text:p>
      <text:p text:style-name="P4"/>
      <text:p text:style-name="P4"><text:span text:style-name="T4">10 - </text:span><text:span text:style-name="T3">Horodatage des messages</text:span> :</text:p>
      <text:p text:style-name="P4">- En tant qu’<text:span text:style-name="T25">utilisateur connecté sur l’interface de chat,</text:span></text:p>
      <text:p text:style-name="P4">- Je veux <text:span text:style-name="T25">avoir une indication visuelle de l’heure d’envoi et de réception des messages </text:span></text:p>
      <text:p text:style-name="P4">- Afin de <text:span text:style-name="T26">suivre facilement le contexte de la conversation </text:span></text:p>
      <text:p text:style-name="P4"/>
      <text:p text:style-name="P10">Critères d’acceptation <text:span text:style-name="T8">:</text:span></text:p>
      <text:p text:style-name="P10"><text:span text:style-name="T8">- </text:span><text:span text:style-name="T11">chaque message doit avoir un horodatage avec l’heure d’envoi ou de réception</text:span></text:p>
      <text:p text:style-name="P11"><text:span text:style-name="T27">- </text:span><text:span text:style-name="T28">cette information doit être discrète mais lisible</text:span></text:p>
      <text:p text:style-name="P11"><text:span text:style-name="T28"/></text:p>
      <text:p text:style-name="P11"><text:span text:style-name="T28"/></text:p>
      <text:p text:style-name="P4"><text:soft-page-break/><text:span text:style-name="T4">11 - </text:span><text:span text:style-name="T3">Indicateur de lecture</text:span> :</text:p>
      <text:p text:style-name="P4">- En tant qu’<text:span text:style-name="T25">utilisateur connecté sur l’interface de chat,</text:span></text:p>
      <text:p text:style-name="P4">- Je veux <text:span text:style-name="T25">avoir une indication visuelle de la lecture des messages que j’envoie</text:span></text:p>
      <text:p text:style-name="P4">- Afin de <text:span text:style-name="T25">savoir si mon interlocuteur a vu ou non le message en question</text:span></text:p>
      <text:p text:style-name="P4"/>
      <text:p text:style-name="P5"><text:span text:style-name="T1">Critères d’acceptation</text:span> :</text:p>
      <text:p text:style-name="P5">- <text:span text:style-name="T26">l’indicateur doit être mis à jour en temps réel en fonction du statut du message</text:span></text:p>
      <text:p text:style-name="P5">- <text:span text:style-name="T26">l’indicateur doit indiqué la bonne réception du message ainsi que sa lecture par l’utilisateur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1" draw:name="Cadre4" text:anchor-type="paragraph" svg:x="2.424cm" svg:y="-0.138cm" svg:width="12.663cm" draw:z-index="3"><draw:text-box fo:min-height="0.908cm"><text:p text:style-name="P2">U<text:span text:style-name="T5">SER STORIES – </text:span><text:span text:style-name="T33">Page de calendrier</text:span></text:p></draw:text-box></draw:frame><text:soft-page-break/></text:p>
      <text:p text:style-name="P4"/>
      <text:p text:style-name="P4"><text:span text:style-name="T4">12 - </text:span><text:span text:style-name="T3">Visualisation des événements</text:span> :</text:p>
      <text:p text:style-name="P4">- En tant qu’<text:span text:style-name="T34">utilisateur connecté sur la page de calendrier,</text:span></text:p>
      <text:p text:style-name="P4">- Je veux <text:span text:style-name="T38">avoir une vue d’ensemble des événements à venir</text:span><text:span text:style-name="T41"> (</text:span><text:span text:style-name="T38">hebdomadaire </text:span><text:span text:style-name="T41">ou</text:span><text:span text:style-name="T38"> mensuel</text:span><text:span text:style-name="T41">le)</text:span><text:span text:style-name="T38"> </text:span></text:p>
      <text:p text:style-name="P4">- Afin d<text:span text:style-name="T40">e</text:span><text:span text:style-name="T38"> m’organiser </text:span><text:span text:style-name="T39">efficacement </text:span><text:span text:style-name="T40">sur une période donnée</text:span></text:p>
      <text:p text:style-name="P4"/>
      <text:p text:style-name="P10">Critères d’acceptation <text:span text:style-name="T8">:</text:span></text:p>
      <text:p text:style-name="P10"><text:span text:style-name="T17">- les événements doivent être aisément identifiables </text:span><text:span text:style-name="T19">avec un </text:span><text:span text:style-name="T18">titre, </text:span><text:span text:style-name="T19">un </text:span><text:span text:style-name="T18">code couleur pour les différents cours </text:span><text:span text:style-name="T19">ou les différents élèves</text:span></text:p>
      <text:p text:style-name="P10"><text:span text:style-name="T19">- </text:span><text:span text:style-name="T20">l’utilisateur peut basculer entre une vue des événements hebdomadaire ou mensuelle</text:span></text:p>
      <text:p text:style-name="P5"/>
      <text:p text:style-name="P5"/>
      <text:p text:style-name="P4"><text:span text:style-name="T4">13 - </text:span><text:span text:style-name="T3">Modification des événements</text:span> :</text:p>
      <text:p text:style-name="P4">- En tant qu’<text:span text:style-name="T34">utilisateur connecté sur la page de calendrier,</text:span></text:p>
      <text:p text:style-name="P4">- Je veux <text:span text:style-name="T38">pouvoir </text:span><text:span text:style-name="T39">ajouter, </text:span><text:span text:style-name="T38">modifier </text:span><text:span text:style-name="T39">ou supprimer </text:span><text:span text:style-name="T42">d</text:span><text:span text:style-name="T38">es événements à venir</text:span></text:p>
      <text:p text:style-name="P4">- Afin de <text:span text:style-name="T42">mettre à jour mon planning</text:span></text:p>
      <text:p text:style-name="P4"/>
      <text:p text:style-name="P5"><text:span text:style-name="T1">Critères d’acceptation</text:span> :<text:span text:style-name="T43"> </text:span></text:p>
      <text:p text:style-name="P5">- <text:span text:style-name="T42">un message de confirmation doit s’afficher avant chaque action de modification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><draw:frame draw:style-name="fr1" draw:name="Cadre5" text:anchor-type="paragraph" svg:x="2.424cm" svg:y="-0.138cm" svg:width="12.663cm" draw:z-index="4"><draw:text-box fo:min-height="0.908cm"><text:p text:style-name="P2">U<text:span text:style-name="T5">SER STORIES – </text:span><text:span text:style-name="T34">Page de gestion des tâches</text:span></text:p></draw:text-box></draw:frame></text:p>
      <text:p text:style-name="P4"/>
      <text:p text:style-name="P4"><text:span text:style-name="T4">14 - </text:span><text:span text:style-name="T3">Création des tâches</text:span> :</text:p>
      <text:p text:style-name="P4">- En tant qu’<text:span text:style-name="T34">utilisateur connecté sur la page de gestion des tâches,</text:span></text:p>
      <text:p text:style-name="P4">- Je veux <text:span text:style-name="T35">créer </text:span><text:span text:style-name="T36">ou supprimer </text:span><text:span text:style-name="T35">facilement </text:span><text:span text:style-name="T36">une tâche </text:span></text:p>
      <text:p text:style-name="P4">- Afin de <text:span text:style-name="T36">suivre l’avancement dans mes activités ou mes soutiens</text:span></text:p>
      <text:p text:style-name="P4"/>
      <text:p text:style-name="P10">Critères d’acceptation <text:span text:style-name="T8">:</text:span></text:p>
      <text:p text:style-name="P10"><text:span text:style-name="T8">- </text:span><text:span text:style-name="T15">je peux assigner un statut à une tâche (à faire, en cours, complétée)</text:span></text:p>
      <text:p text:style-name="P10"><text:span text:style-name="T15">- chaque tâche doit avoir une échéance, </text:span><text:span text:style-name="T16">un titre et une description</text:span></text:p>
      <text:p text:style-name="P4"/>
      <text:p text:style-name="P4"><text:span text:style-name="T4">15 - </text:span><text:span text:style-name="T3">Visualisation et gestion des tâches </text:span>:</text:p>
      <text:p text:style-name="P4">- En tant qu’<text:span text:style-name="T34">utilisateur connecté sur la page de gestion des tâches,</text:span></text:p>
      <text:p text:style-name="P4">- Je veux <text:span text:style-name="T36">visualiser l’ensemble de mes tâches et les gérer </text:span></text:p>
      <text:p text:style-name="P4">- Afin de <text:span text:style-name="T36">mieux organiser mon travail dans le temps </text:span></text:p>
      <text:p text:style-name="P4"/>
      <text:p text:style-name="P5"><text:span text:style-name="T1">Critères d’acceptation</text:span> :</text:p>
      <text:p text:style-name="P5">- <text:span text:style-name="T37">je peux déplacer les tâches de façon intuitive pour modifier leurs statuts</text:span></text:p>
      <text:p text:style-name="P5">- <text:span text:style-name="T37">un code couleur m’informe du statut de chaque tâche</text:span></text:p>
      <text:p text:style-name="P5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6:45:22.693001669</meta:creation-date>
    <dc:date>2024-04-03T17:26:22.418173292</dc:date>
    <meta:editing-duration>P1DT54M2S</meta:editing-duration>
    <meta:editing-cycles>34</meta:editing-cycles>
    <meta:generator>LibreOffice/7.6.6.3$Linux_X86_64 LibreOffice_project/60$Build-3</meta:generator>
    <meta:document-statistic meta:table-count="0" meta:image-count="0" meta:object-count="0" meta:page-count="6" meta:paragraph-count="115" meta:word-count="1135" meta:character-count="6684" meta:non-whitespace-character-count="5647"/>
  </office:meta>
</office:document-meta>
</file>